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automatic-styles>
    <style:style style:name="P1" style:parent-style-name="Corpodetexto" style:master-page-name="MP0" style:family="paragraph">
      <style:paragraph-properties fo:break-before="page" fo:text-align="justify"/>
      <style:text-properties style:font-name="Arial" style:font-name-complex="Arial" fo:font-size="12pt" style:font-size-asian="12pt" style:font-size-complex="12pt"/>
    </style:style>
    <style:style style:name="P2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6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7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9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1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4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8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0" style:parent-style-name="Corpodetexto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2" style:parent-style-name="Corpodetexto" style:family="paragraph">
      <style:paragraph-properties fo:text-align="justify"/>
    </style:style>
    <style:style style:name="T33" style:parent-style-name="Fonteparág.padrã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Documentação da Infraestrutura IoT</text:p>
      <text:p text:style-name="P2">Projeto: Sistema Inteligente de Monitoramento de Pragas</text:p>
      <text:p text:style-name="P3">Equipe: Adão Messias Luis Cirino</text:p>
      <text:p text:style-name="P4">Data: 15/08/2025</text:p>
      <text:p text:style-name="P5">Versão: 1.0</text:p>
      <text:h text:style-name="P6" text:outline-level="1">1. Introdução</text:h>
      <text:p text:style-name="P7">O projeto tem como objetivo desenvolver um sistema de monitoramento de pragas agrícolas em tempo real, utilizando armadilhas inteligentes (IoT). O sistema busca solucionar a ineficiência e o alto custo dos métodos de contagem manual, que causam perdas de safra e uso excessivo de defensivos. A solução proposta visa fornecer dados precisos e contínuos sobre a população de pragas, permitindo decisões rápidas e embasadas, de acordo com os princípios da Agricultura de Precisão e do Manejo Integrado de Pragas (MIP).</text:p>
      <text:h text:style-name="P8" text:outline-level="1">2. Hardware</text:h>
      <text:h text:style-name="P9" text:outline-level="1">2.1 Dispositivos IoT</text:h>
      <text:p text:style-name="P10">O sistema utiliza armadilhas inteligentes compostas por microcontroladores ESP32, sensores de contagem baseados em imagem, módulo GPS para geolocalização e módulos de conectividade (4G LTE-M ou LoRaWAN).</text:p>
      <text:h text:style-name="P11" text:outline-level="1">2.2 Especificação de Montagem</text:h>
      <text:p text:style-name="P12">Cada armadilha contém uma câmera de baixa resolução para captura de imagens e contagem das pragas, processador embarcado (ESP32) com firmware em C++ ou MicroPython, bateria de lítio recarregável e painel solar para garantir autonomia energética mínima de sete dias sem recarga solar.</text:p>
      <text:h text:style-name="P13" text:outline-level="1">3. Software</text:h>
      <text:h text:style-name="P14" text:outline-level="1">3.1 Linguagens de Programação</text:h>
      <text:p text:style-name="P15">- Firmware: C++ (Arduino) ou MicroPython.</text:p>
      <text:p text:style-name="P16">- Backend: Python, utilizando arquitetura serverless no Google Cloud Functions.</text:p>
      <text:p text:style-name="P17">- Frontend: JavaScript com frameworks modernos como React ou Vue.js.</text:p>
      <text:h text:style-name="P18" text:outline-level="1">3.2 Plataformas e IDEs</text:h>
      <text:p text:style-name="P19">O desenvolvimento é feito em Arduino IDE para o firmware e Visual Studio Code para backend e frontend.</text:p>
      <text:h text:style-name="P20" text:outline-level="1">3.3 Protocolos de Comunicação</text:h>
      <text:p text:style-name="P21">A comunicação entre as armadilhas e o servidor é feita via protocolo MQTT sobre TLS, garantindo segurança e baixo consumo de dados.</text:p>
      <text:h text:style-name="P22" text:outline-level="1">4. Conectividade</text:h>
      <text:h text:style-name="P23" text:outline-level="1">4.1 Tipo de Conexão</text:h>
      <text:p text:style-name="P24">As armadilhas podem operar com conectividade celular (4G LTE-M) ou LoRaWAN, dependendo da disponibilidade de sinal na área monitorada.</text:p>
      <text:h text:style-name="P25" text:outline-level="1">4.2 Configuração da Rede</text:h>
      <text:p text:style-name="P26">Os dispositivos publicam mensagens MQTT em um broker na nuvem, que as repassa ao backend Python responsável por processar e armazenar os dados no Firestore.</text:p>
      <text:h text:style-name="P27" text:outline-level="1">5. Armazenamento e Processamento de Dados</text:h>
      <text:p text:style-name="P28">Os dados são recebidos pelo backend em nuvem e armazenados no banco de<text:s/><text:soft-page-break/>dados Firestore. Cada mensagem inclui o ID do dispositivo, tipo de praga, contagem, localização e timestamp. O dashboard web consome esses dados, permitindo visualização em tempo real e histórica, com gráficos e mapas interativos.</text:p>
      <text:h text:style-name="P29" text:outline-level="1">6. Segurança e Controle de Acesso</text:h>
      <text:p text:style-name="P30">Toda a comunicação é protegida com TLS e autenticação por chave de serviço. O acesso ao dashboard e aos dados do Firestore é restrito por autenticação de usuários. O sistema adota boas práticas de segurança para evitar acessos não autorizados e garantir integridade dos dados.</text:p>
      <text:h text:style-name="P31" text:outline-level="1">7. Considerações Finais</text:h>
      <text:p text:style-name="P32"><text:span text:style-name="T33">A infraestrutura projetada é modular, escalável e energeticamente autônoma, permitindo fácil expansão para novas regiões e culturas. O sistema representa um avanço significativo no monitoramento inteligente de pragas, reduzindo custos e impactos ambientai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default-outline-level="1">
      <style:text-properties fo:font-weight="bold" style:font-weight-asian="bold" fo:font-size="16pt" style:font-size-asian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orpodetexto" style:display-name="Corpo de texto" style:family="paragraph">
      <style:paragraph-properties fo:margin-bottom="0.078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dão Cirino</meta:initial-creator>
    <dc:creator>ADAO MESSIAS LUIS CIRINO</dc:creator>
    <meta:creation-date>2025-10-30T18:42:00Z</meta:creation-date>
    <dc:date>2025-10-30T18:43:00Z</dc:date>
    <meta:template xlink:href="Normal.dotm" xlink:type="simple"/>
    <meta:editing-cycles>3</meta:editing-cycles>
    <meta:editing-duration>PT120S</meta:editing-duration>
    <meta:document-statistic meta:page-count="2" meta:paragraph-count="6" meta:word-count="475" meta:character-count="3040" meta:row-count="21" meta:non-whitespace-character-count="2571"/>
  </office:meta>
</office:document-meta>
</file>